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01b26" officeooo:paragraph-rsid="00001b26"/>
    </style:style>
    <style:style style:name="P2" style:family="paragraph" style:parent-style-name="Text_20_body">
      <style:text-properties fo:font-weight="bold" officeooo:rsid="00001b26" officeooo:paragraph-rsid="00001b26" style:font-weight-asian="bold" style:font-weight-complex="bold"/>
    </style:style>
    <style:style style:name="P3" style:family="paragraph" style:parent-style-name="Text_20_body">
      <style:paragraph-properties>
        <style:tab-stops>
          <style:tab-stop style:position="7.488cm"/>
        </style:tab-stops>
      </style:paragraph-properties>
      <style:text-properties fo:font-weight="bold" officeooo:rsid="00001b26" officeooo:paragraph-rsid="000049a2" style:font-weight-asian="bold" style:font-weight-complex="bold"/>
    </style:style>
    <style:style style:name="P4" style:family="paragraph" style:parent-style-name="Text_20_body">
      <style:paragraph-properties>
        <style:tab-stops>
          <style:tab-stop style:position="7.488cm"/>
        </style:tab-stops>
      </style:paragraph-properties>
      <style:text-properties fo:font-weight="bold" officeooo:rsid="00001b26" officeooo:paragraph-rsid="0006864d" style:font-weight-asian="bold" style:font-weight-complex="bold"/>
    </style:style>
    <style:style style:name="P5" style:family="paragraph" style:parent-style-name="Text_20_body">
      <style:paragraph-properties>
        <style:tab-stops>
          <style:tab-stop style:position="7.488cm"/>
        </style:tab-stops>
      </style:paragraph-properties>
      <style:text-properties fo:font-weight="bold" officeooo:rsid="000164f7" officeooo:paragraph-rsid="000164f7" style:font-weight-asian="bold" style:font-weight-complex="bold"/>
    </style:style>
    <style:style style:name="P6" style:family="paragraph" style:parent-style-name="Text_20_body" style:list-style-name="L8">
      <style:text-properties fo:font-weight="bold" officeooo:rsid="0009c983" officeooo:paragraph-rsid="0009c983" style:font-weight-asian="bold" style:font-weight-complex="bold"/>
    </style:style>
    <style:style style:name="P7" style:family="paragraph" style:parent-style-name="Text_20_body">
      <style:text-properties fo:font-weight="bold" officeooo:rsid="0009c983" officeooo:paragraph-rsid="0009c983" style:font-weight-asian="bold" style:font-weight-complex="bold"/>
    </style:style>
    <style:style style:name="P8" style:family="paragraph" style:parent-style-name="Text_20_body" style:list-style-name="L9">
      <style:text-properties fo:font-weight="bold" officeooo:rsid="0009c983" officeooo:paragraph-rsid="0009c983" style:font-weight-asian="bold" style:font-weight-complex="bold"/>
    </style:style>
    <style:style style:name="P9" style:family="paragraph" style:parent-style-name="Text_20_body" style:list-style-name="L10">
      <style:text-properties fo:font-weight="bold" officeooo:rsid="000b7ecc" officeooo:paragraph-rsid="000b7ecc" style:font-weight-asian="bold" style:font-weight-complex="bold"/>
    </style:style>
    <style:style style:name="P10" style:family="paragraph" style:parent-style-name="Text_20_body" style:list-style-name="L3">
      <style:paragraph-properties>
        <style:tab-stops/>
      </style:paragraph-properties>
      <style:text-properties officeooo:rsid="00051025" officeooo:paragraph-rsid="00051025"/>
    </style:style>
    <style:style style:name="P11" style:family="paragraph" style:parent-style-name="Text_20_body" style:list-style-name="L3">
      <style:paragraph-properties>
        <style:tab-stops/>
      </style:paragraph-properties>
      <style:text-properties officeooo:rsid="00051025" officeooo:paragraph-rsid="00051025" fo:background-color="transparent"/>
    </style:style>
    <style:style style:name="P12" style:family="paragraph" style:parent-style-name="Text_20_body">
      <style:paragraph-properties>
        <style:tab-stops/>
      </style:paragraph-properties>
      <style:text-properties officeooo:rsid="00051025" officeooo:paragraph-rsid="00051025" fo:background-color="transparent"/>
    </style:style>
    <style:style style:name="P13" style:family="paragraph" style:parent-style-name="Text_20_body" style:list-style-name="L4">
      <style:paragraph-properties>
        <style:tab-stops/>
      </style:paragraph-properties>
      <style:text-properties officeooo:rsid="00051025" officeooo:paragraph-rsid="00051025" fo:background-color="transparent"/>
    </style:style>
    <style:style style:name="P14" style:family="paragraph" style:parent-style-name="Text_20_body" style:list-style-name="L5">
      <style:paragraph-properties>
        <style:tab-stops/>
      </style:paragraph-properties>
      <style:text-properties officeooo:rsid="00051025" officeooo:paragraph-rsid="00051025" fo:background-color="transparent"/>
    </style:style>
    <style:style style:name="P15" style:family="paragraph" style:parent-style-name="Text_20_body" style:list-style-name="L5">
      <style:paragraph-properties>
        <style:tab-stops/>
      </style:paragraph-properties>
      <style:text-properties officeooo:rsid="00051025" officeooo:paragraph-rsid="00051025" fo:background-color="transparent"/>
    </style:style>
    <style:style style:name="P16" style:family="paragraph" style:parent-style-name="Text_20_body">
      <style:paragraph-properties>
        <style:tab-stops/>
      </style:paragraph-properties>
      <style:text-properties officeooo:rsid="00051025" officeooo:paragraph-rsid="00051025" fo:background-color="transparent"/>
    </style:style>
    <style:style style:name="P17" style:family="paragraph" style:parent-style-name="Text_20_body" style:list-style-name="L4">
      <style:paragraph-properties>
        <style:tab-stops/>
      </style:paragraph-properties>
      <style:text-properties officeooo:rsid="00051025" officeooo:paragraph-rsid="00051025" fo:background-color="transparent"/>
    </style:style>
    <style:style style:name="P18" style:family="paragraph" style:parent-style-name="Text_20_body" style:list-style-name="L6">
      <style:paragraph-properties>
        <style:tab-stops/>
      </style:paragraph-properties>
      <style:text-properties officeooo:rsid="00051a8e" officeooo:paragraph-rsid="00051a8e" fo:background-color="transparent"/>
    </style:style>
    <style:style style:name="P19" style:family="paragraph" style:parent-style-name="Text_20_body" style:list-style-name="L6">
      <style:paragraph-properties>
        <style:tab-stops/>
      </style:paragraph-properties>
      <style:text-properties officeooo:rsid="00085150" officeooo:paragraph-rsid="00085150" fo:background-color="transparent"/>
    </style:style>
    <style:style style:name="P20" style:family="paragraph" style:parent-style-name="Text_20_body" style:list-style-name="L4">
      <style:paragraph-properties>
        <style:tab-stops/>
      </style:paragraph-properties>
      <style:text-properties officeooo:rsid="00085150" officeooo:paragraph-rsid="00085150" fo:background-color="transparent"/>
    </style:style>
    <style:style style:name="P21" style:family="paragraph" style:parent-style-name="Text_20_body">
      <style:paragraph-properties>
        <style:tab-stops/>
      </style:paragraph-properties>
      <style:text-properties officeooo:paragraph-rsid="00085150"/>
    </style:style>
    <style:style style:name="P22" style:family="paragraph" style:parent-style-name="Text_20_body" style:list-style-name="L7">
      <style:paragraph-properties>
        <style:tab-stops/>
      </style:paragraph-properties>
      <style:text-properties officeooo:rsid="00085150" officeooo:paragraph-rsid="00085150"/>
    </style:style>
    <style:style style:name="P23" style:family="paragraph" style:parent-style-name="Text_20_body">
      <style:paragraph-properties fo:break-before="page">
        <style:tab-stops/>
      </style:paragraph-properties>
      <style:text-properties officeooo:rsid="00051025" officeooo:paragraph-rsid="00051025" fo:background-color="transparent"/>
    </style:style>
    <style:style style:name="P24" style:family="paragraph" style:parent-style-name="Title">
      <style:text-properties officeooo:rsid="00001b26" officeooo:paragraph-rsid="00001b2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864d" style:font-weight-asian="normal" style:font-weight-complex="normal"/>
    </style:style>
    <style:style style:name="T3" style:family="text">
      <style:text-properties fo:font-weight="normal" officeooo:rsid="0009c983" style:font-weight-asian="normal" style:font-weight-complex="normal"/>
    </style:style>
    <style:style style:name="T4" style:family="text">
      <style:text-properties fo:font-weight="normal" officeooo:rsid="000b7ecc" style:font-weight-asian="normal" style:font-weight-complex="normal"/>
    </style:style>
    <style:style style:name="T5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6" style:family="text">
      <style:text-properties fo:font-size="15pt" fo:font-weight="normal" officeooo:rsid="0006864d" style:font-size-asian="13.1000003814697pt" style:font-weight-asian="normal" style:font-size-complex="15pt" style:font-weight-complex="normal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051a8e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085150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0049a2" fo:background-color="#ff0066" loext:char-shading-value="0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0049a2" fo:background-color="transparent" loext:char-shading-value="0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0164f7" fo:background-color="transparent" loext:char-shading-value="0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0180af" fo:background-color="transparent" loext:char-shading-value="0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02b083" fo:background-color="transparent" loext:char-shading-value="0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051025" fo:background-color="transparent" loext:char-shading-value="0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06864d" fo:background-color="transparent" loext:char-shading-value="0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085150" fo:background-color="transparent" loext:char-shading-value="0" style:font-size-asian="10.5pt" style:font-weight-asian="normal" style:font-size-complex="12pt" style:font-weight-complex="normal"/>
    </style:style>
    <style:style style:name="T20" style:family="text">
      <style:text-properties fo:font-size="12pt" fo:background-color="transparent" loext:char-shading-value="0" style:font-size-asian="10.5pt" style:font-size-complex="12pt"/>
    </style:style>
    <style:style style:name="T21" style:family="text">
      <style:text-properties fo:font-size="12pt" officeooo:rsid="000049a2" fo:background-color="transparent" loext:char-shading-value="0" style:font-size-asian="10.5pt" style:font-size-complex="12pt"/>
    </style:style>
    <style:style style:name="T22" style:family="text">
      <style:text-properties fo:font-size="12pt" fo:font-weight="bold" officeooo:rsid="0002b083" fo:background-color="transparent" loext:char-shading-value="0" style:font-size-asian="10.5pt" style:font-weight-asian="bold" style:font-size-complex="12pt" style:font-weight-complex="bold"/>
    </style:style>
    <style:style style:name="T23" style:family="text">
      <style:text-properties fo:font-size="12pt" fo:font-weight="bold" officeooo:rsid="00051025" fo:background-color="transparent" loext:char-shading-value="0" style:font-size-asian="10.5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Čtenářská beseda</text:p>
      <text:p text:style-name="P2"/>
      <text:p text:style-name="P4">Autor: <text:span text:style-name="T1">Alois JIRÁSEK<text:line-break/> <text:s text:c="5"/></text:span><text:span text:style-name="T2">Profesor a historik, druhá polovina 19. století</text:span><text:span text:style-name="T1"><text:line-break/></text:span>Název díla: <text:span text:style-name="T5">LUCERNA <text:s text:c="5"/>//</text:span><text:span text:style-name="T6">1905</text:span><text:span text:style-name="T8"><text:line-break/></text:span><text:span text:style-name="T7">Literární druh: </text:span><text:span text:style-name="T8">Drama<text:tab/><text:line-break/></text:span><text:span text:style-name="T7">Literární žánr:</text:span><text:span text:style-name="T8"> </text:span><text:span text:style-name="T18">Dramatická báchorka → Dramatická hra se zpěvy, nadpřirozeno</text:span></text:p>
      <text:p text:style-name="P3"><text:span text:style-name="T20">Téma:</text:span><text:span text:style-name="T12"> Venkovská pohádková hra; Obsahuje </text:span><text:span text:style-name="T20">motivy</text:span><text:span text:style-name="T12"> magie, pohádkové postavy, spory mezi šlechtou a poddanými, </text:span><text:span text:style-name="T11">PROSTĚ OPIŠ NĚJAKOU DEFINICI TEHDEJŠÍCH AUTORŮ</text:span></text:p>
      <text:p text:style-name="P3"><text:span text:style-name="T21">Časoprostor: </text:span><text:span text:style-name="T18">Nejspíš časově p</text:span><text:span text:style-name="T13">rvní polovina devatenáctého století,</text:span><text:span text:style-name="T18"> ale přesně není určeno. Odehrává se</text:span><text:span text:style-name="T13"> na panství na českém venkově. Děj se odehrává na zámku, ve mlýně, na loveckém zámečku v lese </text:span><text:span text:style-name="T18">a u lípy.</text:span></text:p>
      <text:p text:style-name="P3"><text:span text:style-name="T21">Kompozice: </text:span><text:span text:style-name="T14"><text:s/>Dílo má čtyři dějství a je děleno na výstupy. Dílo je prokládáno scénickými poznámkami.</text:span></text:p>
      <text:p text:style-name="P5"><text:span text:style-name="T20">Děj:</text:span><text:span text:style-name="T12"> </text:span><text:span text:style-name="T15">Mlýn je již dlouho sproštěn roboty, </text:span><text:span text:style-name="T12">Mlynář Libor vzpurně brání proti panstvu svůj majetek a symbol sv</text:span><text:span text:style-name="T15">é svobody</text:span><text:span text:style-name="T12"> – starou lípu – a svou lásku – schovaku Haničku. </text:span><text:span text:style-name="T15">Spory se ale začínají vyostřovat, když má na panství přijet nová dědička panství a Mlynář spolu s Haničkou </text:span><text:span text:style-name="T16">odmítají podvolit se Vrchnímu a jet ji poníženě přivýtat. Když Šlechtična přijede, dozvídáme se, že po venkově nejezdí kvůli povinnosti, ale kvůli touze po zábavě. Vyprávění o spurném mlynáři ji zaujme natolik, že se odhodlá jej potkat. Zatímco Vrchní a Dvořan (který přijel se Šlechtičnou) chtějí mlynáře zlomit, aby si tím dokázali svou moc, Šlectična vidí, že Mlynář rozhodoval moudře a brání jen to na co má právo. Šlechtična, hledající v Mlynáři rozptýlení, se jej pokusí svést, a i když se jí to nepovede, svým rozkazem ochrání Lípu, Mlynáře i samotný mlýn před Vrchním a Dvořanem.</text:span></text:p>
      <text:p text:style-name="P21"><text:span text:style-name="T22">C</text:span><text:span text:style-name="T23">harakteristika postav</text:span><text:span text:style-name="T17"><text:line-break/><text:tab/></text:span><text:span text:style-name="T19">Lucerna</text:span></text:p>
      <text:list xml:id="list5970457262126309258" text:style-name="L7">
        <text:list-item>
          <text:p text:style-name="P22"><text:span text:style-name="T19">Z</text:span><text:span text:style-name="T12">namená povinnost doprovázet vrchnost. Symbol povinností k vrchnosti</text:span></text:p>
        </text:list-item>
      </text:list>
      <text:p text:style-name="P21"><text:span text:style-name="T17"><text:tab/>Mlynář</text:span></text:p>
      <text:list xml:id="list8966261310531426703" text:style-name="L3">
        <text:list-item>
          <text:p text:style-name="P10"><text:span text:style-name="T12">Otec Braha, </text:span><text:span text:style-name="T19">Ochránce Haničky – Asi její partner?, Jmenuje se Libor</text:span></text:p>
        </text:list-item>
        <text:list-item>
          <text:p text:style-name="P11"><text:span text:style-name="T8">Pevně odhodlaný bránit své dědictví a svá práva. Nechce se poddat rozmarné vrchnosti. </text:span><text:span text:style-name="T10">Rozumný.</text:span></text:p>
        </text:list-item>
        <text:list-item>
          <text:p text:style-name="P11"><text:span text:style-name="T8">Má podporu vesničanů</text:span></text:p>
        </text:list-item>
      </text:list>
      <text:p text:style-name="P12"><text:span text:style-name="T8"><text:tab/>Vrchní</text:span></text:p>
      <text:list xml:id="list4653440217233943551" text:style-name="L4">
        <text:list-item>
          <text:p text:style-name="P13"><text:span text:style-name="T8">Není z vysokého postavení, </text:span><text:span text:style-name="T9">poddaný Kněžny</text:span></text:p>
        </text:list-item>
        <text:list-item>
          <text:p text:style-name="P13"><text:soft-page-break/><text:span text:style-name="T8">Vesničané ho nemají rádi, ale bojí se ho. Rozhoduje podle toho, co se od něj očekává a ne podle toho co je moudré. Je příliš jistý svou mocí a musí si ji neustále dokazovat</text:span></text:p>
        </text:list-item>
        <text:list-item>
          <text:p text:style-name="P20"><text:span text:style-name="T8">Namyšlený, povýšený, jízlivý, bázlivý, prchlivý</text:span></text:p>
        </text:list-item>
      </text:list>
      <text:p text:style-name="P23"><text:span text:style-name="T8"><text:tab/>Kněžna</text:span></text:p>
      <text:list xml:id="list5528629350199070418" text:style-name="L5">
        <text:list-item>
          <text:p text:style-name="P14"><text:span text:style-name="T8">Moudrá a spravedlivá panovnice. Je však už natolik přesycena poklonkami a zdvořilostmi, že zoufale hledá přirozený lidský kontakt bez přetvářky nebo intrik</text:span></text:p>
        </text:list-item>
        <text:list-item>
          <text:p text:style-name="P14"><text:span text:style-name="T8">Hledá někoho </text:span><text:span text:style-name="T9">půvabného, koho by si mohla vzít sebou na zámek, a přesně takovou osobu nachází v Mlynáři</text:span></text:p>
        </text:list-item>
      </text:list>
      <text:p text:style-name="P12"><text:span text:style-name="T9"><text:tab/>Hanička</text:span></text:p>
      <text:list xml:id="list6103237164098797811" text:style-name="L6">
        <text:list-item>
          <text:p text:style-name="P18"><text:span text:style-name="T8">Nalezenkyně, </text:span><text:span text:style-name="T10">schovanka.</text:span><text:span text:style-name="T8"> Braha ji našel ležet jako malou při cestě, když se vracel z války. Je pod Mlynářovou ochranou jako by byla jeho dcera.</text:span></text:p>
        </text:list-item>
        <text:list-item>
          <text:p text:style-name="P19"><text:span text:style-name="T8">Odvážná, má ráda Mlynáře</text:span></text:p>
        </text:list-item>
      </text:list>
      <text:p text:style-name="P2"><text:span text:style-name="T1"><text:tab/></text:span><text:span text:style-name="T3">Zajíček</text:span></text:p>
      <text:list xml:id="list7999410193720394755" text:style-name="L8">
        <text:list-item>
          <text:p text:style-name="P6"><text:span text:style-name="T1">učitelský mládenec → chce se stát učitelem</text:span></text:p>
        </text:list-item>
        <text:list-item>
          <text:p text:style-name="P6"><text:span text:style-name="T1">Sepsal Kasací pro Kněžnu a supliku</text:span></text:p>
          <text:list>
            <text:list-item>
              <text:p text:style-name="P6"><text:span text:style-name="T1">Kasací = prosba, žádost; Suplika = krátká hudební skladba }Archaismy</text:span></text:p>
            </text:list-item>
          </text:list>
        </text:list-item>
        <text:list-item>
          <text:p text:style-name="P6"><text:span text:style-name="T1">Pracovitý, snaživý, chce se oženit s Dorničkou</text:span></text:p>
        </text:list-item>
      </text:list>
      <text:p text:style-name="P7"><text:span text:style-name="T1"><text:tab/>Kláskovi</text:span></text:p>
      <text:list xml:id="list4205394054952726078" text:style-name="L9">
        <text:list-item>
          <text:p text:style-name="P8"><text:span text:style-name="T1">Manžel je utiskován svojí ženou, působí hloupě; žena je rázná a žárlivá</text:span></text:p>
        </text:list-item>
      </text:list>
      <text:p text:style-name="P7"><text:span text:style-name="T1"><text:tab/></text:span><text:span text:style-name="T4">Vodníci Míchal a Ivan</text:span></text:p>
      <text:list xml:id="list7100261659445388865" text:style-name="L10">
        <text:list-item>
          <text:p text:style-name="P9"><text:span text:style-name="T1">Pohádkové postavy</text:span></text:p>
        </text:list-item>
        <text:list-item>
          <text:p text:style-name="P9"><text:span text:style-name="T1">Značně se během příběhu vyvíjí, uvědmují si, že s lidmi se těžko žije a hledají u konce samotu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01b26" officeooo:paragraph-rsid="00001b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2. říjen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1:58:05.470372205</meta:creation-date>
    <dc:date>2018-10-03T08:44:16.958107624</dc:date>
    <meta:editing-duration>PT16M27S</meta:editing-duration>
    <meta:editing-cycles>3</meta:editing-cycles>
    <meta:generator>LibreOffice/5.1.6.2$Linux_x86 LibreOffice_project/10m0$Build-2</meta:generator>
    <meta:document-statistic meta:table-count="0" meta:image-count="0" meta:object-count="0" meta:page-count="3" meta:paragraph-count="33" meta:word-count="481" meta:character-count="2968" meta:non-whitespace-character-count="2513"/>
  </office:meta>
</office:document-meta>
</file>